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table:shapes>
          <draw:frame draw:z-index="0" draw:style-name="gr1" draw:text-style-name="P1" svg:width="172.09mm" svg:height="87.39mm" svg:x="52.31mm" svg:y="3.45mm">
            <loext:p draw:notify-on-update-of-ranges="Лист1.A1:Лист1.A24 Лист1.B1:Лист1.B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093" calcext:value-type="float">
            <text:p>4,09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.095" calcext:value-type="float">
            <text:p>4,09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.108" calcext:value-type="float">
            <text:p>4,10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.103" calcext:value-type="float">
            <text:p>4,10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.117" calcext:value-type="float">
            <text:p>4,117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.109" calcext:value-type="float">
            <text:p>4,10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4.11" calcext:value-type="float">
            <text:p>4,1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.069" calcext:value-type="float">
            <text:p>4,06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4.156" calcext:value-type="float">
            <text:p>4,156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.739" calcext:value-type="float">
            <text:p>4,739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3.053" calcext:value-type="float">
            <text:p>13,053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6.02" calcext:value-type="float">
            <text:p>16,02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0.44" calcext:value-type="float">
            <text:p>20,44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31.33" calcext:value-type="float">
            <text:p>31,33</text:p>
          </table:table-cell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37.236" calcext:value-type="float">
            <text:p>37,236</text:p>
          </table:table-cell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44.967" calcext:value-type="float">
            <text:p>44,967</text:p>
          </table:table-cell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85.925" calcext:value-type="float">
            <text:p>85,925</text:p>
          </table:table-cell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127.772" calcext:value-type="float">
            <text:p>127,772</text:p>
          </table:table-cell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137.98" calcext:value-type="float">
            <text:p>137,98</text:p>
          </table:table-cell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148.095" calcext:value-type="float">
            <text:p>148,095</text:p>
          </table:table-cell>
        </table:table-row>
        <table:table-row table:style-name="ro1">
          <table:table-cell office:value-type="float" office:value="67108864" calcext:value-type="float">
            <text:p>67108864</text:p>
          </table:table-cell>
          <table:table-cell office:value-type="float" office:value="157.685" calcext:value-type="float">
            <text:p>157,685</text:p>
          </table:table-cell>
        </table:table-row>
        <table:table-row table:style-name="ro1">
          <table:table-cell office:value-type="float" office:value="134217728" calcext:value-type="float">
            <text:p>134217728</text:p>
          </table:table-cell>
          <table:table-cell office:value-type="float" office:value="167.684" calcext:value-type="float">
            <text:p>167,684</text:p>
          </table:table-cell>
        </table:table-row>
        <table:table-row table:style-name="ro1">
          <table:table-cell office:value-type="float" office:value="268435456" calcext:value-type="float">
            <text:p>268435456</text:p>
          </table:table-cell>
          <table:table-cell office:value-type="float" office:value="185.669" calcext:value-type="float">
            <text:p>185,6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4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12:47:13.456462261</meta:creation-date>
    <dc:date>2019-04-14T13:51:45.106561292</dc:date>
    <meta:editing-duration>PT22M17S</meta:editing-duration>
    <meta:editing-cycles>2</meta:editing-cycles>
    <meta:generator>LibreOffice/5.1.6.2$Linux_X86_64 LibreOffice_project/10m0$Build-2</meta:generator>
    <meta:document-statistic meta:table-count="1" meta:cell-count="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7.21cm" svg:height="8.74cm" xlink:href=".." xlink:type="simple" chart:class="chart:line" chart:style-name="ch1">
        <chart:legend svg:x="1.695cm" svg:y="0.866cm" style:legend-expansion="custom" chartooo:width="4.865cm" chartooo:height="0.598cm" style:legend-expansion-aspect-ratio="8.13545150501672" chart:style-name="ch2"/>
        <chart:plot-area chart:style-name="ch3" table:cell-range-address="Лист1.A1:Лист1.B24" chart:data-source-has-labels="both" svg:x="0.598cm" svg:y="0.47cm" svg:width="14.259cm" svg:height="8.376cm">
          <chartooo:coordinate-region svg:x="1.405cm" svg:y="0.669cm" svg:width="13.311cm" svg:height="6.467cm"/>
          <chart:axis chart:dimension="x" chart:name="primary-x" chart:style-name="ch4" chartooo:axis-type="auto">
            <chartooo:date-scale/>
            <chart:categories table:cell-range-address="Лист1.A1:Лист1.A24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Лист1.B1:Лист1.B24" loext:label-string="memory_access_cycles" chart:class="chart:line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ry_access_cycles</text:p>
              </table:table-cell>
            </table:table-row>
          </table:table-header-rows>
          <table:table-rows>
            <table:table-row>
              <table:table-cell office:value-type="float" office:value="32">
                <text:p>32</text:p>
                <draw:g>
                  <svg:desc>Лист1.A1:Лист1.A24</svg:desc>
                </draw:g>
              </table:table-cell>
              <table:table-cell office:value-type="float" office:value="0">
                <text:p>0</text:p>
                <draw:g>
                  <svg:desc>Лист1.B1:Лист1.B24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4.093">
                <text:p>4.09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4.095">
                <text:p>4.09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4.108">
                <text:p>4.10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4.103">
                <text:p>4.10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4.117">
                <text:p>4.117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4.109">
                <text:p>4.109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4.069">
                <text:p>4.069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4.156">
                <text:p>4.156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4.739">
                <text:p>4.739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13.053">
                <text:p>13.053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16.02">
                <text:p>16.02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20.44">
                <text:p>20.44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31.33">
                <text:p>31.33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37.236">
                <text:p>37.236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44.967">
                <text:p>44.967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85.925">
                <text:p>85.925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127.772">
                <text:p>127.772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137.98">
                <text:p>137.98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148.095">
                <text:p>148.095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157.685">
                <text:p>157.685</text:p>
              </table:table-cell>
            </table:table-row>
            <table:table-row>
              <table:table-cell office:value-type="float" office:value="134217728">
                <text:p>134217728</text:p>
              </table:table-cell>
              <table:table-cell office:value-type="float" office:value="167.684">
                <text:p>167.684</text:p>
              </table:table-cell>
            </table:table-row>
            <table:table-row>
              <table:table-cell office:value-type="float" office:value="268435456">
                <text:p>268435456</text:p>
              </table:table-cell>
              <table:table-cell office:value-type="float" office:value="185.669">
                <text:p>185.6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